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40000015423E5DA89A5357FF1.png" manifest:media-type="image/png"/>
  <manifest:file-entry manifest:full-path="Pictures/10000201000003C0000001E0FAF76105C327CB74.png" manifest:media-type="image/png"/>
  <manifest:file-entry manifest:full-path="Pictures/100002000000031A00000463467337AF2B5FA7B4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el City Comic" svg:font-family="'Steel City Com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8cm" draw:marker-end-width="0.518cm" svg:stroke-opacity="50%" draw:fill-color="#e8e8e8" draw:textarea-horizontal-align="justify" draw:textarea-vertical-align="middle" draw:auto-grow-height="false" fo:min-height="3.96cm" fo:min-width="16.11cm" fo:padding-top="0.231cm" fo:padding-bottom="0.231cm" fo:padding-left="0.356cm" fo:padding-right="0.356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5.65cm" fo:min-width="10.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opacity="0%" draw:textarea-horizontal-align="justify" draw:textarea-vertical-align="middle" draw:auto-grow-height="false" fo:min-height="5.799cm" fo:min-width="17.648cm"/>
    </style:style>
    <style:style style:name="gr5" style:family="graphic" style:parent-style-name="standard">
      <style:graphic-properties draw:textarea-horizontal-align="justify" draw:textarea-vertical-align="middle" draw:auto-grow-height="false" fo:min-height="18.45cm" fo:min-width="19.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8e8e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e" style:font-name="Steel City Comic"/>
    </style:style>
    <style:style style:name="P5" style:family="paragraph">
      <loext:graphic-properties draw:opacity="0%"/>
      <style:paragraph-properties fo:text-align="center"/>
      <style:text-properties fo:color="#fffffe" style:font-name="Steel City Comic"/>
    </style:style>
    <style:style style:name="T1" style:family="text">
      <style:text-properties fo:color="#fffffe" style:font-name="Steel City Comic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cm" svg:height="4.9cm" svg:x="2.1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2cm" svg:height="5.9cm" svg:x="6.4cm" svg:y="17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3" draw:text-style-name="P3" draw:layer="layout" svg:width="18.885cm" svg:height="18.886cm" svg:x="1.6cm" svg:y="3.8cm">
            <draw:image xlink:href="Pictures/10000201000001540000015423E5DA89A5357FF1.png" xlink:type="simple" xlink:show="embed" xlink:actuate="onLoad">
              <text:p/>
            </draw:image>
          </draw:frame>
          <draw:frame draw:style-name="gr3" draw:text-style-name="P3" draw:layer="layout" svg:width="17.574cm" svg:height="8.786cm" draw:transform="skewX (-0.000174532925199408) rotate (0.172089464246641) translate (2.859cm 21.318cm)">
            <draw:image xlink:href="Pictures/10000201000003C0000001E0FAF76105C327CB74.png" xlink:type="simple" xlink:show="embed" xlink:actuate="onLoad">
              <text:p/>
            </draw:image>
          </draw:frame>
          <draw:custom-shape draw:style-name="gr4" draw:text-style-name="P5" draw:layer="layout" svg:width="18.148cm" svg:height="6.049cm" draw:transform="skewX (-0.000174532925199451) rotate (0.308050612976999) translate (2.886cm 23.871cm)">
            <text:p text:style-name="P4"><text:span text:style-name="T1">Pick game type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5" draw:text-style-name="P2" draw:layer="layout" svg:width="19.6cm" svg:height="18.7cm" svg:x="0.4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8.999cm" svg:height="26.871cm" svg:x="1cm" svg:y="3cm">
          <draw:image xlink:href="Pictures/100002000000031A00000463467337AF2B5FA7B4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el City Comic" svg:font-family="'Steel City Com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8:21:07.958000000</meta:creation-date>
    <dc:date>2017-11-03T11:30:46.159000000</dc:date>
    <meta:editing-duration>PT1H36S</meta:editing-duration>
    <meta:editing-cycles>2</meta:editing-cycles>
    <meta:generator>LibreOffice/5.4.0.3$Windows_x86 LibreOffice_project/7556cbc6811c9d992f4064ab9287069087d7f62c</meta:generator>
    <meta:document-statistic meta:object-count="8"/>
  </office:meta>
</office:document-meta>
</file>